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68dd1" officeooo:paragraph-rsid="00168dd1" style:font-weight-asian="bold" style:font-weight-complex="bold"/>
    </style:style>
    <style:style style:name="P2" style:family="paragraph" style:parent-style-name="Standard">
      <style:paragraph-properties fo:text-align="center" style:justify-single-word="false"/>
      <style:text-properties fo:font-weight="bold" officeooo:rsid="00168dd1" officeooo:paragraph-rsid="00168dd1" style:font-weight-asian="bold" style:font-weight-complex="bold"/>
    </style:style>
    <style:style style:name="P3" style:family="paragraph" style:parent-style-name="Standard">
      <style:text-properties fo:font-weight="bold" officeooo:rsid="00168dd1" officeooo:paragraph-rsid="0025b2b6" fo:background-color="transparent" style:font-weight-asian="bold" style:font-weight-complex="bold"/>
    </style:style>
    <style:style style:name="P4" style:family="paragraph" style:parent-style-name="Standard">
      <style:text-properties fo:font-weight="bold" officeooo:rsid="0033ca05" officeooo:paragraph-rsid="0033ca05" fo:background-color="transparent" style:font-weight-asian="bold" style:font-weight-complex="bold"/>
    </style:style>
    <style:style style:name="P5" style:family="paragraph" style:parent-style-name="Standard">
      <style:text-properties fo:font-weight="normal" officeooo:rsid="00168dd1" officeooo:paragraph-rsid="00168dd1" style:font-weight-asian="normal" style:font-weight-complex="normal"/>
    </style:style>
    <style:style style:name="P6" style:family="paragraph" style:parent-style-name="Standard">
      <style:text-properties fo:font-weight="normal" officeooo:rsid="00168dd1" officeooo:paragraph-rsid="00168dd1" fo:background-color="transparent" style:font-weight-asian="normal" style:font-weight-complex="normal"/>
    </style:style>
    <style:style style:name="P7" style:family="paragraph" style:parent-style-name="Standard">
      <style:text-properties fo:font-weight="normal" officeooo:rsid="00168dd1" officeooo:paragraph-rsid="0025b2b6" fo:background-color="transparent" style:font-weight-asian="normal" style:font-weight-complex="normal"/>
    </style:style>
    <style:style style:name="P8" style:family="paragraph" style:parent-style-name="Standard">
      <style:text-properties fo:font-weight="normal" officeooo:rsid="0033ca05" officeooo:paragraph-rsid="0033ca05" fo:background-color="transparent" style:font-weight-asian="normal" style:font-weight-complex="normal"/>
    </style:style>
    <style:style style:name="P9" style:family="paragraph" style:parent-style-name="Standard">
      <style:text-properties fo:font-weight="normal" officeooo:rsid="00168dd1" officeooo:paragraph-rsid="00168dd1" fo:background-color="#00ffff" style:font-weight-asian="normal" style:font-weight-complex="normal"/>
    </style:style>
    <style:style style:name="P10" style:family="paragraph" style:parent-style-name="Standard">
      <style:text-properties fo:font-weight="normal" officeooo:rsid="00168dd1" officeooo:paragraph-rsid="0025b2b6" fo:background-color="#00ffff" style:font-weight-asian="normal" style:font-weight-complex="normal"/>
    </style:style>
    <style:style style:name="P11" style:family="paragraph" style:parent-style-name="Standard">
      <style:text-properties fo:font-weight="normal" officeooo:rsid="00168dd1" officeooo:paragraph-rsid="0025b2b6" fo:background-color="#ff4500" style:font-weight-asian="normal" style:font-weight-complex="normal"/>
    </style:style>
    <style:style style:name="P12" style:family="paragraph" style:parent-style-name="Standard">
      <style:text-properties fo:font-weight="normal" officeooo:rsid="00168dd1" officeooo:paragraph-rsid="00168dd1" fo:background-color="#ff4500" style:font-weight-asian="normal" style:font-weight-complex="normal"/>
    </style:style>
    <style:style style:name="P13" style:family="paragraph" style:parent-style-name="Standard">
      <style:text-properties fo:font-weight="normal" officeooo:rsid="00168dd1" officeooo:paragraph-rsid="00168dd1" fo:background-color="#fff200" style:font-weight-asian="normal" style:font-weight-complex="normal"/>
    </style:style>
    <style:style style:name="P14" style:family="paragraph" style:parent-style-name="Text_20_body">
      <style:text-properties fo:font-variant="normal" fo:text-transform="none" fo:color="#202020" style:font-name="Helvetica" fo:letter-spacing="normal" fo:font-style="normal" fo:font-weight="normal" officeooo:rsid="00168dd1" officeooo:paragraph-rsid="0025b2b6" fo:background-color="transparent" style:font-weight-asian="normal" style:font-weight-complex="normal"/>
    </style:style>
    <style:style style:name="P15"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fo:background-color="#00ffff"/>
    </style:style>
    <style:style style:name="P16"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fo:background-color="#fff200" loext:char-shading-value="0" style:font-weight-asian="normal" style:font-weight-complex="normal"/>
    </style:style>
    <style:style style:name="T3" style:family="text">
      <style:text-properties fo:background-color="#fff200" loext:char-shading-value="0"/>
    </style:style>
    <style:style style:name="T4" style:family="text">
      <style:text-properties fo:background-color="#00ffff" loext:char-shading-value="0"/>
    </style:style>
    <style:style style:name="T5" style:family="text">
      <style:text-properties fo:background-color="#ff4500" loext:char-shading-value="0"/>
    </style:style>
    <style:style style:name="T6" style:family="text">
      <style:text-properties fo:font-weight="bold" style:font-weight-asian="bold" style:font-weight-complex="bold"/>
    </style:style>
    <style:style style:name="T7" style:family="text">
      <style:text-properties officeooo:rsid="0025b2b6"/>
    </style:style>
    <style:style style:name="T8" style:family="text">
      <style:text-properties officeooo:rsid="0028188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ección genómica y mapeo de asociaciones en arroz ( Oryza sativa ): efecto de la arquitectura genética de rasgos, composición de la población de entrenamiento, número de marcador y modelo estadístico sobre la precisión de la selección genómica de arroz en líneas de mejoramiento de arroz tropical de élite</text:p>
      <text:p text:style-name="P1"/>
      <text:p text:style-name="P1">Introducción</text:p>
      <text:p text:style-name="P5"/>
      <text:p text:style-name="P1"><text:span text:style-name="T1">Durante los próximos 30 años, la producción de cereales básicos, incluidos el trigo, el maíz y el arroz, debe duplicarse para mantener el ritmo del crecimiento de la población y los ingresos mundiales. Al mismo tiempo, la agricultura, en general, está en peligro por el cambio climático inducido por el hombre, y los fitomejoradores y agricultores juntos deben lidiar con mayores tensiones bióticas y abióticas que son el resultado directo de la imprevisibilidad del clima. El mejoramiento de variedades de arroz adaptadas a los trópicos asiáticos ya es un esfuerzo desafiante y que requiere muchos recursos. El número de plagas bacterianas, fúngicas, víricas e insectos del arroz tropical de regadío supera al de otros cereales importantes. Para el arroz de secano, las tensiones abióticas, como las inundaciones y las sequías, también afectan negativamente a la producción [ 1 , 2 , 3]. Por lo tanto, los mejoradores de arroz deben considerar una gran cantidad de características simples y cuantitativas en combinación cuando desarrollan nuevas líneas y, al mismo tiempo, mantienen y mejoran la calidad y aseguran mejoras en el rendimiento sobre las variedades existentes. </text:span><text:span text:style-name="T2">Al utilizar métodos de mejoramiento convencionales, este proceso requiere mucho tiempo: en promedio, se necesitan hasta diez años para que se desarrollen e identifiquen variedades de élite [ 4 ].</text:span></text:p>
      <text:p text:style-name="P13"/>
      <text:p text:style-name="P5"><text:span text:style-name="T3">La mayoría de los programas de mejoramiento de arroz del sector público en Asia todavía utilizan esquemas de mejoramiento convencionales. Con mucho, la forma más común de reproducción es el método de pedigrí, que implica la selección visual y la detección de rasgos durante varias generaciones sucesivas [ 2 ]. Sin embargo, con los avances en la genética molecular y la genómica del arroz, se están desarrollando otros métodos de mejoramiento potencialmente más rápidos. La selección asistida por marcadores (MAS), en la que se utiliza una pequeña cantidad de marcadores moleculares para etiquetar genes de interés, se ha implementado para el mejoramiento del arroz, pero su impacto general en la mejora de la eficiencia del mejoramiento ha sido limitado [ 5 ].].</text:span> MAS se ha utilizado con éxito en el arroz para incorporar genes principales y/o loci de rasgos cuantitativos de gran efecto (QTL) que controlan el estrés abiótico como la inmersión, la salinidad y la sequía en nuevas variedades [ 6 ]. Sin embargo, <text:span text:style-name="T3">la mayoría de los rasgos de interés para los mejoradores de arroz no están controlados por unos pocos genes de gran efecto, sino por muchos genes de pequeño efecto y/o por una combinación de genes mayores y menores. MAS es mucho menos adecuado para este tipo de arquitecturas genéticas de rasgos, por lo que su utilidad para los mejoradores de arroz es limitada. Además, las interacciones epistáticas y los efectos de los antecedentes genéticos en el arroz hacen que el mejoramiento molecular sea aún más complicado.</text:span></text:p>
      <text:p text:style-name="P13"/>
      <text:p text:style-name="P6"><text:span text:style-name="T4">La selección genómica (GS), presentada en 2001 por Meuwissen y sus colegas, presenta una nueva alternativa al MAS tradicional que tiene un enorme potencial para mejorar realmente la ganancia por selección en un programa de mejoramiento por unidad de tiempo y, por lo tanto, la eficiencia del mejoramiento. En un esquema de reproducción GS, los marcadores de ADN de todo el genoma se utilizan para predecir qué individuos de una población reproductora son más valiosos como padres de la próxima generación de descendientes [ 7 ].]. Estos valores estimados, denominados valores genéticos estimados del genoma (GEBV), se generan a partir de un modelo de la relación entre los marcadores de todo el genoma y los fenotipos de los individuos sometidos a selección. Luego, los GEBV se utilizan para seleccionar los mejores padres para hacer nuevos cruces.</text:span> El modelo GS en sí se desarrolla a partir de una población de entrenamiento que se asemeja a la población bajo selección (también denominada <text:soft-page-break/>población de prueba); está genotipado y fenotipado, mientras que la población de prueba solo está genotipada. Los genotipos de la población de prueba luego se ingresan en el modelo para calcular los GEBV de todos los individuos de la población, incluso aquellos que no han sido fenotipados. <text:span text:style-name="T4">Por lo tanto, la diferencia clave entre GS y MAS tradicional es que la genotipificación no se limita a un conjunto seleccionado de marcadores que etiquetan genes putativos, sino que el valor de reproducción se predice en función de todos los datos de marcadores disponibles para evitar el sesgo de determinación y la pérdida de información. La inclusión de todos los marcadores en el modelo independientemente del tamaño del efecto también hace posible por primera vez rastrear y seleccionar genes/QTL de efecto pequeño además de genes/QTL de efecto grande. Se utilizan métodos estadísticos de contracción, bayesianos y/o de aprendizaje automático para adaptarse a los muchos miles de efectos [7 , 8 ].</text:span></text:p>
      <text:p text:style-name="P6"/>
      <text:p text:style-name="P6">La ventaja de GS sobre el método de mejoramiento genético tradicional ampliamente utilizado es, por lo tanto, la eficiencia del mejoramiento genético. <text:span text:style-name="T4">La ganancia de la selección durante GS es proporcional a la precisión de GEBV. Como resultado, cuando la precisión de GEBV es lo suficientemente alta, GS puede reducir el tiempo de reproducción aumentando la proporción de crías de alto rendimiento en una población reproductora, acelerando así la ganancia de la selección [ 9 , 10 ].</text:span> GS se ha implementado con mayor éxito en la cría de ganado lechero, donde se ha demostrado su eficacia: el reemplazo de las pruebas de progenie con el genotipado de toros jóvenes ha reducido el tiempo de intervalo generacional a la mitad [ 11 ]. <text:span text:style-name="T5">La heterogeneidad genética también es baja para el ganado Holstein-Friesian, y los efectos GxG y GxE son limitados, lo que simplifica la predicción del valor genético [ 5].]. En el fitomejoramiento, estas interacciones presentan un desafío, al igual que la presencia de estructura dentro y entre las poblaciones de mejoramiento, pero GS aún tiene el potencial para mejorar la eficiencia del mejoramiento.</text:span> En cultivos templados, GS puede acelerar la ganancia de la selección por unidad de tiempo más allá de la ganada por la mejora general de la población descrita anteriormente mediante el uso de viveros fuera de temporada [ 12 , 13 ], mientras que en cultivos tropicales como el arroz, GS se puede usar con uno o más ciclos de avance de generación rápida [ 14 ] para una ganancia similar.</text:p>
      <text:p text:style-name="P6"/>
      <text:p text:style-name="P6">En plantas, la mayoría de los experimentos de GS aplicados hasta la fecha han sido en maíz y granos pequeños, y rápidamente está generando interés como herramienta de mejoramiento para esos cultivos. Se han obtenido altas precisiones de GEBV para el rendimiento de grano y una variedad de otros rasgos cuantitativos para poblaciones biparentales y dobles haploides de maíz y trigo utilizando validación cruzada experimental [ 15 , 16 ], y se ha demostrado que GS supera la selección recurrente asistida por marcador (MARS) en al menos un programa de mejoramiento de maíz [ 17 ]. También se han obtenido precisiones de predicción de validación cruzada moderadas para el rendimiento y una variedad de otros rasgos en diversas colecciones de germoplasma y poblaciones de mejoramiento de maíz, trigo, avena y cebada [ 18 , 19 ,20 , 21 , 22 , 23 ]. También se han publicado investigaciones preliminares de selección genómica en varias otras plantas de cultivo, como la yuca, la caña de azúcar y la remolacha azucarera [ 24 , 25 , 26 , 27 ].</text:p>
      <text:p text:style-name="P6"/>
      <text:p text:style-name="P6"><text:span text:style-name="T5">Varios estudios recientes en maíz, sin embargo, recomiendan precaución con respecto a la presencia de estructuras ocultas o conocidas o parentesco familiar dentro de una población de mejoramiento o colección de germoplasma al estimar la precisión de GS. Windhausen et al (2012) encontraron que dentro de un panel de diversidad de 255 líneas de maíz de ocho poblaciones de mejoramiento distintas, cualquier capacidad de predicción en el conjunto de datos era un subproducto de la estructura de la población, mientras que Riedelsheimer et al (2013) encontraron precisiones medias de 0% al intentar para predecir individuos en familias biparentales usando datos entrenados en la progenie de un cruce no relacionado [ 28 , 29 ]. Para predecir con precisión los fenotipos de los individuos en sus cruces </text:span><text:soft-page-break/><text:span text:style-name="T5">biparentales, Riedelsheimer et al.encontró necesario entrenar el modelo utilizando hermanos completos de los individuos de validación, o medios hermanos que representan a ambos padres de la cruz [ 28 ].</text:span></text:p>
      <text:p text:style-name="P6"/>
      <text:p text:style-name="P6"><text:span text:style-name="T5">Es probable que estas limitaciones también se apliquen al arroz, que está sujeto a una estructura de población profunda y, a menudo, se mejora en grandes esquemas de pedigrí interrelacionados. El arroz también se mezcla con frecuencia, y muchas variedades contienen introgresiones de diferentes subpoblaciones [ 30 , 31 , 32 ].</text:span> El trabajo de Guo et al ., (2014) evidencia esta necesidad de controlar la estructura de la subpoblación cuando se realiza GS en arroz. En un panel de diversidad de arroz, Guo et al.. (2014) encontraron que ~33 % de la heredabilidad genómica se explicaba por la estructura de la subpoblación, y que controlar la estructura de la subpoblación al realizar la validación cruzada reducía significativamente la precisión de la predicción. Cuando la predicción se realizó dentro de una subpoblación específica, sin embargo, se encontró que la estructura tiene poco efecto sobre la precisión de la predicción [ 33 ]. Esto es una suerte para los programas de cría, que generalmente funcionan dentro de una subpoblación particular, aunque las introgresiones son frecuentes.</text:p>
      <text:p text:style-name="P6"/>
      <text:p text:style-name="P9">La arquitectura genética también debe tenerse en cuenta al considerar la implementación de la selección genómica. Los resultados de GWAS en el maíz han encontrado consistentemente que la mayoría de los rasgos agronómicos están controlados por muchos genes de pequeño efecto [ 34 , 35 , 36 , 37 ]. En el arroz, por el contrario, muchos estudios de mapeo de GWAS y QTL han encontrado QTL de gran efecto para características agronómicas, incluido el rendimiento de grano, el tiempo de floración, la altura de la planta, la tolerancia al aluminio, el rendimiento de grano bajo estrés por sequía y la tolerancia a la inmersión [ 38 , 39 , 40 , 41 , 42 , 43 , 44]. Se podría esperar que la diferencia en la arquitectura genética entre el maíz y el arroz, así como la diferencia en la arquitectura genética de los diferentes rasgos del arroz, afecten la eficacia relativa de los diferentes métodos estadísticos de selección genómica.</text:p>
      <text:p text:style-name="P6"/>
      <text:p text:style-name="P6">Hasta donde sabemos, aún no se ha publicado ninguna investigación sobre la realización de GS en una población de cultivo de arroz. Aquí informamos los resultados de realizar una validación cruzada de GWAS y GS utilizando datos de una colección de 363 líneas de mejoramiento de élite del programa de mejoramiento de arroz irrigado del Instituto Internacional de Investigación del Arroz (IRRI). Para evaluar la precisión de GS, realizamos una validación cruzada de cinco veces para predecir el rendimiento del grano, el tiempo de floración y la altura de la planta en la estación húmeda y seca de 2012 en Los Baños, Filipinas, y comparamos nuestros resultados de predicción usando GS con aquellos que también usan solo información de pedigrí. como un modelo MAS tradicional. <text:span text:style-name="T5">Para los modelos GS, la composición de la población de entrenamiento, el número de marcadores y el método estadístico para el cálculo de los GEBV se variaron para determinar su efecto en la precisión del GS del arroz.45 ].</text:span></text:p>
      <text:p text:style-name="P12"/>
      <text:p text:style-name="P7"><text:span text:style-name="T6">Materiales y métodos</text:span> </text:p>
      <text:p text:style-name="P7"/>
      <text:p text:style-name="P3">- Material vegetal</text:p>
      <text:p text:style-name="P7"/>
      <text:p text:style-name="P7">Se seleccionaron 369 líneas de mejoramiento de élite para el genotipado del programa de mejoramiento de arroz irrigado del Instituto Internacional de Investigación del Arroz (IRRI) en base a la inclusión planificada de las líneas en el Programa de prueba de múltiples entornos de 2011 y la presencia en los Ensayos de rendimiento replicados (RYT) de 2011 y 2012 en el IRRI (Los Baños). Aproximadamente la mitad de las líneas también se incluyeron en los RYT de 2009–2010 en el IRRI ( Tabla S1 ). Las otras líneas fueron promovidas del ensayo de rendimiento observacional (OYT) al RYT en 2011.</text:p>
      <text:p text:style-name="P7"/>
      <text:p text:style-name="P3">- <text:span text:style-name="T7">Fenotipado</text:span></text:p>
      <text:p text:style-name="P7"><text:soft-page-break/></text:p>
      <text:p text:style-name="P7">Los fenotipos para los ensayos de rendimiento replicados (RYT) se usaron para todos los experimentos y se seleccionaron de la base de datos del IRRI para los años 2009–2012, incluidas las estaciones seca y húmeda de cada año. Todas las líneas de mejoramiento RYT, de las cuales nuestras 369 líneas seleccionadas son un subconjunto, se cultivaron en un diseño de bloques completos al azar con tres repeticiones en la misma ubicación de campo en el IRRI cada temporada y año. Los siguientes datos fueron seleccionados para cada año, con la excepción de que los datos de altura de las plantas no estaban disponibles para la temporada de lluvias de 2009:</text:p>
      <text:p text:style-name="P7"/>
      <text:p text:style-name="P14">-altura de la planta: la medida real en cm desde la superficie del suelo hasta la punta de la panícula más alta (excluidas las aristas)</text:p>
      <text:list xml:id="list1236139076" text:style-name="L1">
        <text:list-item>
          <text:p text:style-name="P15">tiempo de floración: días hasta que el 50% de las flores eran visibles en toda la parcela</text:p>
        </text:list-item>
        <text:list-item>
          <text:p text:style-name="P16">fecha de madurez: días hasta que el 85% de los granos en la panícula estaban maduros</text:p>
        </text:list-item>
        <text:list-item>
          <text:p text:style-name="P16">número de macollas o panículas efectivas por planta: recuento del número de panículas en cada planta</text:p>
        </text:list-item>
        <text:list-item>
          <text:p text:style-name="P16">puntuación de alojamiento: porcentaje de plantas que se alojaron</text:p>
        </text:list-item>
        <text:list-item>
          <text:p text:style-name="P16">rendimiento de grano (kg/ha): se cosechó y pesó el rendimiento de grano de una parcela representativa; a partir de esta muestra, se calculó el rendimiento de grano por hectárea a partir de un área interior cosechada de la parcela, excluyendo las hileras del borde</text:p>
        </text:list-item>
        <text:list-item>
          <text:p text:style-name="P16">rep: número de réplica de la observación</text:p>
        </text:list-item>
      </text:list>
      <text:p text:style-name="P7"><text:span text:style-name="T4">Los fenotipos de </text:span>altura de planta, <text:span text:style-name="T4">tiempo de floración</text:span> y rendimiento de grano<text:span text:style-name="T4"> se seleccionaron para la predicción utilizando los modelos de selección genómica.</text:span></text:p>
      <text:p text:style-name="P10"/>
      <text:p text:style-name="P3">- <text:span text:style-name="T8">Genotipado</text:span></text:p>
      <text:p text:style-name="P3"/>
      <text:p text:style-name="P7">….</text:p>
      <text:p text:style-name="P7"/>
      <text:p text:style-name="P7">Los SNP a los que todavía les faltaba un 10 % o más de datos después de la imputación (o tasas de llamadas de &lt;90 %) se eliminaron del conjunto de datos junto con todos los SNP monomórficos, para un conjunto total de SNP de 73 147 SNP. Después del filtrado de SNP descrito anteriormente, los individuos con más del 60 % de datos faltantes se eliminaron del conjunto de datos, lo que resultó en la eliminación de seis individuos que fallaron en la secuenciación para el total de 363 líneas genotipadas utilizadas a lo largo del estudio (S5 Fig.) .</text:p>
      <text:p text:style-name="P7"/>
      <text:p text:style-name="P7">Luego, el conjunto de datos final se transformó de la codificación del genotipo de nucleótidos (es decir, 'A', 'C', 'T', 'G') a la codificación numérica (1, 0, -1 para homocigotos de clase I, heterocigotos y homocigotos de clase II). - gotes, respectivamente) para facilitar el análisis estadístico. Los datos faltantes mínimos restantes se completaron utilizando las medias numéricas del genotipo de cada línea para realizar el modelado de selección genómica y PCA (Fig. S5).</text:p>
      <text:p text:style-name="P7"/>
      <text:p text:style-name="P3">- Análisis de subpoblaciones y estructura familiar y diseño de pliegues de validación cruzada</text:p>
      <text:p text:style-name="P3"><text:soft-page-break/></text:p>
      <text:p text:style-name="P7">La mayoría de las 363 líneas se caracterizaron a priori a partir de registros genealógicos para pertenecer a los grupos de subpoblación índica o mezclada con índica . Para identificar individuos atípicos pertenecientes a los grupos de japónica o mezcla de japónica , se realizó un análisis de componentes principales (PCA) en R (versión 3.0.1) usando los 73,147 SNP imputados, y los datos faltantes restantes se completaron usando las medias de línea. El primer componente principal de los datos de SNP de alta densidad en el arroz puede separar los subgrupos indica y japonica [ 30 ], por lo que al graficar los primeros cuatro componentes principales usando JMP Pro 10, 13 japonicalos valores atípicos se identificaron como un grupo compacto que se separó del resto de las 350 líneas ( S1A Fig. ). Estas 13 líneas se eliminaron del conjunto de datos y se realizó un segundo PCA usando la misma metodología que el primero para identificar cualquier valor atípico mezclado, es decir, líneas atípicas que contienen porcentajes mayores de SNP derivados de japonica . Al graficar los primeros cuatro componentes principales del segundo PCA, se consideró visualmente que otras 18 líneas eran valores atípicos y se eliminaron del conjunto de datos, dejando un total de 332 líneas para usar en los experimentos de validación cruzada ( S1B Fig. ) . Se realizó un tercer PCA utilizando los 332 restantes para confirmar que no había valores atípicos adicionales en la subpoblación.</text:p>
      <text:p text:style-name="P7"/>
      <text:p text:style-name="P7"><text:span text:style-name="T5">También se sabía a partir del estudio de los pedigríes del programa de reproducción que existían diferentes grados de parentesco familiar dentro de las 332 líneas restantes, incluidos medios hermanos, hermanos completos, padres e hijos, y líneas no relacionadas. La presencia de individuos altamente relacionados en el conjunto de datos podría tener el efecto de inflar artificialmente la precisión de la predicción si los individuos más estrechamente relacionados se asignan aleatoriamente a diferentes pliegues, y uno de esos pliegues se usa como entrenamiento, mientras que el otro se usa como prueba. O, en otras palabras, el pliegue de entrenamiento podría terminar como un predictor inusual del pliegue de prueba si, por ejemplo, un par de hermanos completos se divide en pliegues de entrenamiento y prueba.</text:span> Para controlar esta posibilidad al diseñar nuestros pliegues, realizamos una partición alrededor del análisis k-medoids (pamk) usando el paquete R fpc (función pamk) con los 73,147 SNP. Se probaron los valores k de 2 a 332 para determinar el valor k estadísticamente más probable por el ancho promedio de la silueta (S2 Figura ). Se encontró que el mayor ancho de silueta promedio ocurría en k = 87 ( S2A Fig. ). Los individuos encontrados dentro del mismo grupo de 87 fueron luego asignados al mismo pliegue, lo que hizo imposible que los individuos más estrechamente relacionados se dividieran entre los pliegues de entrenamiento y prueba. Se asignaron grupos completos a uno de cinco pliegues al azar, controlando solo el tamaño del grupo para producir tres pliegues de 66 individuos y dos pliegues de 67 individuos. Ly et al., 2013 [ 26 ] utilizaron un procedimiento similar.</text:p>
      <text:p text:style-name="P7"/>
      <text:p text:style-name="P3">- Diseño experimental de validación cruzada</text:p>
      <text:p text:style-name="P7"/>
      <text:p text:style-name="P7">Para cada experimento de validación cruzada, uno de los cinco pliegues sirvió como pliegue de validación y los otros cuatro pliegues sirvieron como pliegues de entrenamiento. El proceso se repitió cinco veces para que cada pliegue sirviera una vez como pliegue de validación, lo que resultó en valores de GEBV predichos para todos los individuos. La precisión se evaluó como la correlación de Pearson media del GEBV predicho y el fenotipo observado en la población de validación.</text:p>
      <text:p text:style-name="P7"/>
      <text:p text:style-name="P7">Los experimentos de validación cruzada que se muestran en la Tabla 3se realizaron con el fin de probar todas las combinaciones lógicas de años y estaciones en las poblaciones de entrenamiento y validación. Tenga en cuenta que la estación húmeda de un año nunca se usó para predecir la estación seca del mismo año porque en el sudeste asiático, la estación seca llega primero cronológicamente. Sin embargo, predijimos la estación húmeda de 2012 con y sin la estación seca de 2012 presente en la población de entrenamiento. Probamos escenarios en los que ambas temporadas por año se incluyeron <text:soft-page-break/>en la población de entrenamiento, así como escenarios en los que solo los datos de las temporadas que coincidían con la población de validación se incluyeron en los datos de entrenamiento (p. ej., usar solo los datos de la estación húmeda para predecir la estación húmeda). ). También buscamos probar escenarios utilizando solo datos de años más recientes en la población de entrenamiento (por ejemplo, solo 2011,Tabla 3 ).</text:p>
      <text:p text:style-name="P7"/>
      <text:p text:style-name="P3">- Inclusión de la población de validación año/temporada en la población de entrenamiento</text:p>
      <text:p text:style-name="P3"/>
      <text:p text:style-name="P7">Se calcularon las precisiones del experimento de validación cruzada 1 (CV1) para todos los experimentos con el año/temporada de validación incluidos en la población de entrenamiento, excluyendo a los individuos en el pliegue de validación. Incluir el año/temporada de validación en la población de entrenamiento puede sesgar las precisiones hacia arriba al confundir GxE y los efectos de línea, sin embargo, para obtener una estimación de este sesgo, también realizamos los experimentos de validación cruzada 2 y 3 (CV2, CV3) para CV permutaciones 1–5, consulte la tabla anterior. Para CV2, excluimos el año/temporada de validación de la población de entrenamiento. Estos resultados no son directamente comparables con aquellos en los que la población de entrenamiento contenía el año/temporada de validación (CV1), sin embargo, porque la población de entrenamiento para CV2 es más pequeña que la utilizada para CV1 y el tamaño de la población de entrenamiento puede tener un efecto importante en la precisión de la predicción. Por esta razón, realizamos CV3, en el que incluimos el año/temporada de validación en la población de entrenamiento, pero eliminamos las temporadas equivalentes de 2011, por ejemplo, para la primera permutación de validación cruzada en la tabla anterior, CV2 no incluiría el 2012 estación seca en la población en formación, y CV3incluiría la estación seca de 2012 pero no incluiría la estación seca de 2011. Por lo tanto, la estimación del sesgo se puede calcular para un experimento de permutación de CV dado como la precisión de CV3 menos la precisión de CV2 [ 26 ]. El sesgo solo se estimó para las primeras cinco permutaciones de CV porque las estimaciones de sesgo resultaron ser pequeñas y similares entre sí para las cinco permutaciones de CV.</text:p>
      <text:p text:style-name="P7"/>
      <text:p text:style-name="P3">- Cálculo de fenotipos ajustados para pliegues de validación y análisis de correlación</text:p>
      <text:p text:style-name="P3"/>
      <text:p text:style-name="P7">Para los tres rasgos, existían múltiples años, temporadas y entradas de rendimiento replicado junto con las covariables descritas anteriormente para los 332 individuos. Para construir modelos de selección genómica, fue necesario convertir estos rendimientos brutos en un único rendimiento ajustado para cada individuo. Se calcularon los rendimientos ajustados, las alturas de las plantas o los días hasta la floración para cada combinación de año/temporada ajustando un modelo lineal inicial de las observaciones y , por ID de línea (GHID) x 1 , y las covariables de fenotipo descritas anteriormente (p. ej., alojamiento) x 2 ... nortepara el año x temporada dado en JMP. Se eliminaron las covariables no significativas determinadas por una prueba F (α &gt; = 0,05) o las covariables que dieron como resultado singularidades y se volvió a ajustar el modelo. Cuando todas las covariables incluidas en el modelo fueron estadísticamente significativas, el rendimiento medio de mínimos cuadrados para cada ID de línea se exportó como el rendimiento ajustado. Los datos de fenotipo faltantes se codificaron como datos nulos para el análisis anterior o, en otras palabras, no se realizó ninguna imputación o relleno numérico de valores fenotípicos.</text:p>
      <text:p text:style-name="P7"/>
      <text:p text:style-name="P7">También se utilizaron las medias de mínimos cuadrados para cada año y estación para calcular una matriz de correlación para cada rasgo ( S3 Fig. ).</text:p>
      <text:p text:style-name="P7"/>
      <text:p text:style-name="P3">- Cálculo de fenotipos ajustados para pliegues de entrenamiento</text:p>
      <text:p text:style-name="P3"/>
      <text:p text:style-name="P7"><text:soft-page-break/>Para cada experimento, se calcularon los rendimientos ajustados para cada uno de los cinco pliegues de entrenamiento por separado ajustando un modelo lineal para cada pliegue de entrenamiento como se describió anteriormente con la diferencia de que los datos de todos los años y temporadas para un experimento de CV en particular se incluyeron en las matrices x para todas las líneas que no están en el pliegue de validación. El año, la temporada y la interacción año x temporada también se incluyeron como covariables en el modelo y están sujetos a los mismos requisitos de significancia que las otras covariables del modelo.</text:p>
      <text:p text:style-name="P7"/>
      <text:p text:style-name="P3">- Selección genómica y modelado de pedigrí</text:p>
      <text:p text:style-name="P7"/>
      <text:p text:style-name="P7"><text:span text:style-name="T5">Se utilizaron seis métodos estadísticos para cada experimento, incluidos cuatro métodos de selección genómica:</text:span> RR-BLUP, Bayesian LASSO (BL), Reproducing Kernel Hilbert Spaces (RKHS) y Random Forest (RF), <text:span text:style-name="T5">y dos métodos de selección no genómica:</text:span> Multiple Linear Regresión (MLR) y Pedigree-BLUP (PED). <text:span text:style-name="T5">Los cuatro métodos de selección genómica se eligieron en función de su éxito demostrado en la predicción precisa de GEBV en una variedad de cultivos y porque representan los diferentes tipos de metodologías estadísticas utilizadas para construir modelos GS, es decir, métodos paramétricos lineales (RR-BLUP, BL), no -métodos semiparamétricos lineales (RKHS), métodos no lineales y no paramétricos (RF), así como métodos frecuentistas (RR-BLUP, RKHS), métodos bayesianos (BL) y métodos de aprendizaje automático (RF) [ 19 , 23 , 49, 50 , 65 , 66 , 67 ].</text:span> Para obtener una descripción general de los métodos, consulte Lorenz et al ., 2011[ 8 ].</text:p>
      <text:p text:style-name="P7"/>
      <text:p text:style-name="P7">La regresión lineal múltiple que usa un subconjunto de marcadores derivados de regresiones de marcador único (MLR), otro método estadístico paramétrico lineal, fue el quinto método estadístico probado para predecir el valor de cría, y sirvió como nuestro control de predicción basado en marcadores no GS. Para cada pliegue, se realizó una regresión de un solo marcador para todos los marcadores y se determinaron los valores p para cada marcador mediante la prueba f. Tenga en cuenta que este es el equivalente estadístico de un GWAS crudo. A continuación, se probaron los modelos lineales utilizando del 1 al 100 de los primeros marcadores más significativos y se devolvió el modelo con el mejor ajuste. Luego, el modelo devuelto se usó para calcular la precisión del pliegue dado. Para los experimentos del subconjunto de marcadores en los que el número de marcadores (p) era inferior a 100, los modelos se probaron utilizando marcadores del 1 al p.51 ].</text:p>
      <text:p text:style-name="P7"/>
      <text:p text:style-name="P7"><text:span text:style-name="T5">La predicción basada solo en el pedigrí fue el sexto método estadístico y se realizó para determinar si</text:span> a.) el método de diseño de pliegues controlaba adecuadamente la estructura familiar dentro del conjunto de datos, y b.) si <text:span text:style-name="T5">GS podía superar la predicción basada solo en el pedigrí [ 52 ] .</text:span></text:p>
      <text:p text:style-name="P11"/>
      <text:p text:style-name="P11">Todo el modelado estadístico se realizó en R. Para los modelos genealógicos, se calculó una matriz A usando un archivo genealógico de tres generaciones para todos los individuos en las poblaciones de entrenamiento y validación usando una función R personalizada. Los propios modelos se calcularon utilizando el paquete rrBLUP (función kin.BLUP). Los modelos RR-BLUP también se calcularon utilizando el paquete rrBLUP (función kinship.BLUP). Los modelos RKHS se calcularon utilizando kinship.BLUP, K.method = "GAUSS", modificado para que el parámetro theta fuera siempre igual a 2,5, según las pautas de la documentación del paquete BGLR [ 68 ]. Random Forest se realizó utilizando el paquete randomForest (función randomForest). El LASSO bayesiano se realizó utilizando el paquete BLR (función BLR).</text:p>
      <text:p text:style-name="P7"/>
      <text:p text:style-name="P7">Las heredabilidades en sentido estricto se calcularon para cada rasgo por línea utilizando el paquete rrBLUP, función mixed.solve, con las medias de mínimos cuadrados para las poblaciones de validación completas utilizadas como entrada. <text:span text:style-name="T5">Las heredabilidades en sentido estricto se calcularon como la </text:span><text:soft-page-break/><text:span text:style-name="T5">variación genética aditiva dividida por la variación fenotípica total.</text:span> El conjunto de 73147 SNP se utilizó para todos los experimentos con la excepción de los experimentos de subconjunto de marcadores que se describen a continuación.</text:p>
      <text:p text:style-name="P7"/>
      <text:p text:style-name="P7">…</text:p>
      <text:p text:style-name="P7"/>
      <text:p text:style-name="P4">Resultados y discusión</text:p>
      <text:p text:style-name="P8"/>
      <text:p text:style-name="P4">- GS utilizando subconjuntos de marcadores</text:p>
      <text:p text:style-name="P8"/>
      <text:p text:style-name="P8">Para determinar el número necesario de marcadores para realizar GS en una población de arroz de este tipo, seleccionamos subconjuntos de SNP de diferentes tamaños del conjunto de 73,147 SNP. Los subconjuntos se seleccionaron de dos maneras: 1. para distribuirlos uniformemente en todo el genoma (ver materiales y métodos para más detalles) o 2. al azar. Se realizaron diez selecciones para cada tamaño y tipo de subconjunto (es decir, aleatorio versus distribuido), y se realizó un CV quíntuple usando cada selección en combinación con los cinco modelos basados en marcadores (materiales y métodos). Para cada rasgo, se realizó una validación cruzada para ambas poblaciones de validación, con los años 2009–2011, ambas temporadas por año, sirviendo como población de entrenamiento. (Fig. 1, Fig. S4, Tabla S5, Tabla S6).</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1T06:03:34.680839508</meta:creation-date>
    <meta:generator>LibreOffice/6.0.7.3$Linux_X86_64 LibreOffice_project/00m0$Build-3</meta:generator>
    <dc:date>2022-03-15T05:26:22.430040710</dc:date>
    <meta:editing-duration>PT3H17M9S</meta:editing-duration>
    <meta:editing-cycles>22</meta:editing-cycles>
    <meta:document-statistic meta:table-count="0" meta:image-count="0" meta:object-count="0" meta:page-count="8" meta:paragraph-count="51" meta:word-count="4593" meta:character-count="28307" meta:non-whitespace-character-count="23774"/>
  </office:meta>
</office:document-meta>
</file>